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Preformatted_20_Text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SAY</text:p>
      <text:p text:style-name="P3"><text:a xlink:type="simple" xlink:href="../DungeonCraftHelp.html">DungeonCraft Help Home</text:a></text:p>
      <text:p text:style-name="Preformatted_20_Text"><text:s text:c="3"/>$SAY( text );</text:p>
      <text:p text:style-name="P3">Presents the text in the text window at the bottom of the screen and waits for the player to type a space before proceeding.</text:p>
      <text:p text:style-name="P3">Substitutions in the text are provided just as for Event Text. <text:s/>Moreover, the formating functions (like /g for green) also work. <text:s/>Example</text:p>
      <text:p text:style-name="P2">$SAY ("Hello, /g" +$GET_CHAR_NAME(0) + "/w");</text:p>
      <text:p text:style-name="P3">A new line may be started by including "" in the text. For example:</text:p>
      <text:p text:style-name="P2">$SAY ("This little pig went to market.little pig stayed home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41:19</meta:creation-date>
    <meta:generator>OpenOffice.org/3.2$Win32 OpenOffice.org_project/320m12$Build-9483</meta:generator>
    <meta:editing-cycles>2</meta:editing-cycles>
    <meta:editing-duration>PT00H02M51S</meta:editing-duration>
    <dc:title>$SAY</dc:title>
    <dc:date>2010-05-09T17:52:40.19</dc:date>
    <dc:creator>Paul Stevens</dc:creator>
    <meta:document-statistic meta:table-count="0" meta:image-count="0" meta:object-count="0" meta:page-count="1" meta:paragraph-count="8" meta:word-count="84" meta:character-count="482"/>
  </office:meta>
</office:document-meta>
</file>